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Helper.set404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nvokeErrorHandler( Exception ex ,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prepare( InvokeContext context , Environment env ,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rrorHandlerHelper.prepareErrorHandler( Exception ex , Environment env , Invoke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HandlerHelper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nvokeErrorHandler( ProcessingNode node , Exception ex ,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s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set500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sEx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Helper.prepareErrorHandler( ProcessingNode node , Exception ex ,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